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c27" officeooo:paragraph-rsid="00115c27"/>
    </style:style>
    <style:style style:name="P2" style:family="paragraph" style:parent-style-name="Standard">
      <style:text-properties officeooo:rsid="00121429" officeooo:paragraph-rsid="00121429"/>
    </style:style>
    <style:style style:name="P3" style:family="paragraph" style:parent-style-name="Standard">
      <style:text-properties officeooo:rsid="001228d1" officeooo:paragraph-rsid="001228d1"/>
    </style:style>
    <style:style style:name="P4" style:family="paragraph" style:parent-style-name="Standard">
      <style:text-properties officeooo:rsid="00144d96" officeooo:paragraph-rsid="00144d96"/>
    </style:style>
    <style:style style:name="P5" style:family="paragraph" style:parent-style-name="Standard">
      <style:text-properties officeooo:rsid="001520e7" officeooo:paragraph-rsid="001520e7"/>
    </style:style>
    <style:style style:name="P6" style:family="paragraph" style:parent-style-name="Standard">
      <style:text-properties officeooo:rsid="0016cbd4" officeooo:paragraph-rsid="0016cbd4"/>
    </style:style>
    <style:style style:name="P7" style:family="paragraph" style:parent-style-name="Standard">
      <style:text-properties officeooo:rsid="0017e346" officeooo:paragraph-rsid="0017e346"/>
    </style:style>
    <style:style style:name="P8" style:family="paragraph" style:parent-style-name="Standard">
      <style:text-properties officeooo:rsid="0017e346" officeooo:paragraph-rsid="00192fe7"/>
    </style:style>
    <style:style style:name="T1" style:family="text">
      <style:text-properties officeooo:rsid="00133c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e346" style:font-style-asian="normal" style:font-style-complex="normal"/>
    </style:style>
    <style:style style:name="T5" style:family="text">
      <style:text-properties officeooo:rsid="00192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FIX</text:p>
      <text:p text:style-name="P1"/>
      <text:p text:style-name="P1">sudo apt-get install postfix</text:p>
      <text:p text:style-name="P1"/>
      <text:p text:style-name="P1">configuration : site internet</text:p>
      <text:p text:style-name="P1"/>
      <text:p text:style-name="P2">nom de courrier : nom de domaine</text:p>
      <text:p text:style-name="P2"/>
      <text:p text:style-name="P3">edition main.cf</text:p>
      <text:p text:style-name="P3"/>
      <text:p text:style-name="P3">myhostname : <text:span text:style-name="T1">pardefaut le host</text:span></text:p>
      <text:p text:style-name="P4">mydestinetion : enleve myhosname</text:p>
      <text:p text:style-name="P5">inetinterface : loopback-only</text:p>
      <text:p text:style-name="P5"/>
      <text:p text:style-name="P6">voir/edit nom de mail : <text:span text:style-name="T2">etc</text:span><text:span text:style-name="T3">mail</text:span></text:p>
      <text:p text:style-name="P6"><text:span text:style-name="T3"/></text:p>
      <text:p text:style-name="P6"><text:span text:style-name="T3">panneau de configue : sudo dpkg-reconfigure postfix</text:span></text:p>
      <text:p text:style-name="P6"><text:span text:style-name="T3"><text:s/></text:span><text:span text:style-name="T4">sudo service pôstfix restart</text:span></text:p>
      <text:p text:style-name="P6"><text:span text:style-name="T3"/></text:p>
      <text:p text:style-name="P7">desactivé blocage smtp</text:p>
      <text:p text:style-name="P7"/>
      <text:p text:style-name="P7">mail –help sinon : sudo apt-get install mailutils</text:p>
      <text:p text:style-name="P7"/>
      <text:p text:style-name="P8">envoi : echo « unmessage de amil » <text:span text:style-name="T5">| mail -s « Sujetdu mail » adresse@mail.f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20:11:15.866692491</meta:creation-date>
    <meta:generator>LibreOffice/6.4.7.2$Linux_X86_64 LibreOffice_project/40$Build-2</meta:generator>
    <dc:date>2021-10-10T21:51:16.480374690</dc:date>
    <meta:editing-duration>PT1H19M39S</meta:editing-duration>
    <meta:editing-cycles>9</meta:editing-cycles>
    <meta:document-statistic meta:table-count="0" meta:image-count="0" meta:object-count="0" meta:page-count="1" meta:paragraph-count="14" meta:word-count="74" meta:character-count="461" meta:non-whitespace-character-count="400"/>
  </office:meta>
</office:document-meta>
</file>